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bleBeanFactoryMemoryLeakTests.getSerializableFactory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ableBeanFactoryMemoryLeakTests.abstractRefreshableContextWithMisconfigur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ableBeanFactoryMemoryLeakTests.serializableFactoryCou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ableBeanFactoryMemoryLeakTests.customizeBeanFactory( Default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ableBeanFactoryMemoryLeakTests.zeroOutFactory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BeanFactoryMemoryLeakTests.registerMisconfiguredBeanDefinition(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ableBeanFactoryMemoryLeakTests.genericContextWithMisconfigur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ableBeanFactoryMemoryLeakTests.generic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BeanFactoryMemoryLeakTests.abstractRefreshab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BeanFactoryMemoryLeakTests.assertFactoryCountThroughoutLifecycle( ConfigurableApplication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